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0000000F20EBE258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Standard Symbols L1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officeooo:rsid="0079c693" officeooo:paragraph-rsid="0079c693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rsid="007cafc4" officeooo:paragraph-rsid="007cafc4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7e93bc" officeooo:paragraph-rsid="007e93bc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811f81" officeooo:paragraph-rsid="00811f81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818f76" officeooo:paragraph-rsid="00818f76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835bef" officeooo:paragraph-rsid="00835bef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officeooo:paragraph-rsid="000d19df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7bbac3" officeooo:paragraph-rsid="007bbac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83ba2a" officeooo:paragraph-rsid="0083ba2a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a3c3ce" officeooo:paragraph-rsid="00a3c3ce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1pt" officeooo:rsid="009c7587" officeooo:paragraph-rsid="009c7587" style:font-size-asian="11pt" style:font-size-complex="11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1pt" officeooo:rsid="009e566f" officeooo:paragraph-rsid="009e566f" style:font-size-asian="11pt" style:font-size-complex="11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1pt" officeooo:rsid="00a04ea2" officeooo:paragraph-rsid="00a04ea2" style:font-size-asian="11pt" style:font-size-complex="11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1pt" officeooo:rsid="00a25f81" officeooo:paragraph-rsid="00a25f81" style:font-size-asian="11pt" style:font-size-complex="11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1pt" officeooo:rsid="00a3c3ce" officeooo:paragraph-rsid="00a3c3ce" style:font-size-asian="11pt" style:font-size-complex="11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1pt" officeooo:rsid="00a443e0" officeooo:paragraph-rsid="00a443e0" style:font-size-asian="11pt" style:font-size-complex="11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1pt" officeooo:rsid="0093fd23" officeooo:paragraph-rsid="0093fd23" style:font-size-asian="11pt" style:font-size-complex="11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1pt" officeooo:rsid="0097a828" officeooo:paragraph-rsid="007cafc4" style:font-size-asian="11pt" style:font-size-complex="11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1pt" officeooo:rsid="007e93bc" officeooo:paragraph-rsid="007cc714" style:font-size-asian="11pt" style:font-size-complex="11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1pt" officeooo:rsid="008fb409" officeooo:paragraph-rsid="00811f81" style:font-size-asian="11pt" style:font-size-complex="11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1pt" officeooo:rsid="008c432f" officeooo:paragraph-rsid="0081a895" style:font-size-asian="11pt" style:font-size-complex="11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1pt" officeooo:rsid="0083ba2a" officeooo:paragraph-rsid="0083ba2a" style:font-size-asian="11pt" style:font-size-complex="11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1pt" officeooo:rsid="008a2581" officeooo:paragraph-rsid="008705c3" style:font-size-asian="11pt" style:font-size-complex="11pt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1pt" officeooo:rsid="00483e51" officeooo:paragraph-rsid="00a4a4a4" style:font-size-asian="11pt" style:font-size-complex="11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1" fo:font-size="11pt" officeooo:rsid="009b5982" officeooo:paragraph-rsid="009a612e" style:font-size-asian="11pt" style:font-size-complex="11pt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Liberation Serif" fo:font-size="11pt" officeooo:paragraph-rsid="00a4a4a4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1pt" officeooo:paragraph-rsid="00a4a4a4" style:font-size-asian="11pt" style:font-size-complex="11pt"/>
    </style:style>
    <style:style style:name="P28" style:family="paragraph" style:parent-style-name="Standard" style:list-style-name="L2">
      <style:paragraph-properties>
        <style:tab-stops>
          <style:tab-stop style:position="0.6in"/>
        </style:tab-stops>
      </style:paragraph-properties>
      <style:text-properties style:font-name="Liberation Serif" fo:font-size="11pt" fo:font-style="italic" officeooo:paragraph-rsid="00a4a4a4" style:font-size-asian="11pt" style:font-style-asian="italic" style:font-size-complex="11pt"/>
    </style:style>
    <style:style style:name="P29" style:family="paragraph" style:parent-style-name="Standard">
      <style:paragraph-properties>
        <style:tab-stops>
          <style:tab-stop style:position="0.6in"/>
        </style:tab-stops>
      </style:paragraph-properties>
      <style:text-properties style:font-name="Liberation Serif" fo:font-size="11pt" fo:font-style="italic" officeooo:paragraph-rsid="00a4a4a4" style:font-size-asian="11pt" style:font-style-asian="italic" style:font-size-complex="11pt"/>
    </style:style>
    <style:style style:name="P30" style:family="paragraph" style:parent-style-name="Standard" style:list-style-name="L2">
      <style:paragraph-properties fo:text-align="start" style:justify-single-word="false"/>
      <style:text-properties style:text-position="0% 100%" style:font-name="Liberation Serif" fo:font-size="11pt" officeooo:paragraph-rsid="00a4a4a4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Liberation Serif" fo:font-size="11pt" officeooo:paragraph-rsid="00a4a4a4" style:font-size-asian="11pt" style:font-size-complex="11pt"/>
    </style:style>
    <style:style style:name="P32" style:family="paragraph" style:parent-style-name="Standard" style:list-style-name="L2">
      <style:text-properties officeooo:paragraph-rsid="00a4a4a4"/>
    </style:style>
    <style:style style:name="P33" style:family="paragraph" style:parent-style-name="Standard" style:list-style-name="L2">
      <style:paragraph-properties>
        <style:tab-stops>
          <style:tab-stop style:position="0.6in"/>
        </style:tab-stops>
      </style:paragraph-properties>
      <style:text-properties officeooo:paragraph-rsid="00a4a4a4"/>
    </style:style>
    <style:style style:name="P34" style:family="paragraph" style:parent-style-name="Standard" style:list-style-name="L4">
      <style:text-properties officeooo:paragraph-rsid="00a4a4a4"/>
    </style:style>
    <style:style style:name="P35" style:family="paragraph" style:parent-style-name="Standard">
      <style:text-properties officeooo:paragraph-rsid="00a4a4a4"/>
    </style:style>
    <style:style style:name="P36" style:family="paragraph" style:parent-style-name="Standard" style:list-style-name="L2">
      <style:paragraph-properties fo:text-align="center" style:justify-single-word="false" style:writing-mode="lr-tb"/>
      <style:text-properties style:font-name="Liberation Mono" fo:font-size="11pt" fo:font-weight="bold" officeooo:paragraph-rsid="00a4a4a4" style:font-size-asian="11pt" style:font-weight-asian="bold" style:font-size-complex="11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a0d920"/>
    </style:style>
    <style:style style:name="T3" style:family="text">
      <style:text-properties officeooo:rsid="0059d802"/>
    </style:style>
    <style:style style:name="T4" style:family="text">
      <style:text-properties officeooo:rsid="001016d9"/>
    </style:style>
    <style:style style:name="T5" style:family="text">
      <style:text-properties officeooo:rsid="0026e5b1"/>
    </style:style>
    <style:style style:name="T6" style:family="text">
      <style:text-properties officeooo:rsid="009c44bc"/>
    </style:style>
    <style:style style:name="T7" style:family="text">
      <style:text-properties officeooo:rsid="00a0d920"/>
    </style:style>
    <style:style style:name="T8" style:family="text">
      <style:text-properties style:text-position="0% 100%"/>
    </style:style>
    <style:style style:name="T9" style:family="text">
      <style:text-properties style:font-name="Standard Symbols L"/>
    </style:style>
    <style:style style:name="T10" style:family="text">
      <style:text-properties style:font-name="Standard Symbols 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Quiz</text:span> #<text:span text:style-name="T6">6</text:span>:<text:span text:style-name="T5"> Atomic and Nuclear Physics</text:span></text:p>
      <text:list xml:id="list4623560920425799467" text:style-name="L2">
        <text:list-item>
          <text:p text:style-name="P26">When a nuclear (fission) bomb is detonated, approximately 4 grams of matter are destroyed. <text:s/>How much energy is created?</text:p>
          <text:list>
            <text:list-item>
              <text:p text:style-name="P26">1.2 x 10<text:span text:style-name="T1">6</text:span> J</text:p>
            </text:list-item>
            <text:list-item>
              <text:p text:style-name="P26">1.2 x 10<text:span text:style-name="T1">7 </text:span>J</text:p>
            </text:list-item>
            <text:list-item>
              <text:p text:style-name="P26">2.4 x 10<text:span text:style-name="T1">11</text:span> J</text:p>
            </text:list-item>
            <text:list-item>
              <text:p text:style-name="P26">3.6 x 10<text:span text:style-name="T1">14</text:span> J</text:p>
            </text:list-item>
            <text:list-item>
              <text:p text:style-name="P26">None, because energy cannot be created or destroyed.</text:p>
            </text:list-item>
          </text:list>
        </text:list-item>
      </text:list>
      <text:p text:style-name="P27"/>
      <text:list xml:id="list70040053674445" text:continue-numbering="true" text:style-name="L2">
        <text:list-item>
          <text:p text:style-name="P26">What is the wavelength of a 1000 kg truck traveling at 10 m/s?</text:p>
          <text:list>
            <text:list-item>
              <text:p text:style-name="P26">6.626 x 10<text:span text:style-name="T1">-38</text:span> m</text:p>
            </text:list-item>
            <text:list-item>
              <text:p text:style-name="P26">3.313 x 10<text:span text:style-name="T1">-30</text:span> m</text:p>
            </text:list-item>
            <text:list-item>
              <text:p text:style-name="P26">4.415 x 10<text:span text:style-name="T1">-30</text:span> m</text:p>
            </text:list-item>
            <text:list-item>
              <text:p text:style-name="P26">1.325 x 10<text:span text:style-name="T1">-28</text:span><text:span text:style-name="T8"> m</text:span></text:p>
            </text:list-item>
            <text:list-item>
              <text:p text:style-name="P30">None of the above – a truck is not a wave.</text:p>
            </text:list-item>
          </text:list>
        </text:list-item>
      </text:list>
      <text:p text:style-name="P31"/>
      <text:list xml:id="list70040657481683" text:continue-numbering="true" text:style-name="L2">
        <text:list-header>
          <text:p text:style-name="P36"><text:span text:style-name="T1">99</text:span>Tc <text:span text:style-name="T9">® <text:s/></text:span><text:span text:style-name="T10">b</text:span><text:span text:style-name="T8"> + ?</text:span></text:p>
        </text:list-header>
        <text:list-item>
          <text:p text:style-name="P26">Technetium-99 is used in certain medical tests. <text:s/>It decays via beta-decay into - </text:p>
          <text:list>
            <text:list-item>
              <text:p text:style-name="P26"><text:span text:style-name="T1">99</text:span>Mo </text:p>
            </text:list-item>
            <text:list-item>
              <text:p text:style-name="P26"><text:span text:style-name="T1">99</text:span>Ru</text:p>
            </text:list-item>
            <text:list-item>
              <text:p text:style-name="P26"><text:span text:style-name="T1">98</text:span>Tc</text:p>
            </text:list-item>
            <text:list-item>
              <text:p text:style-name="P26"><text:span text:style-name="T1">97</text:span>Nb</text:p>
            </text:list-item>
            <text:list-item>
              <text:p text:style-name="P26"><text:span text:style-name="T1">101</text:span>Rh</text:p>
            </text:list-item>
          </text:list>
        </text:list-item>
      </text:list>
      <text:p text:style-name="P27"/>
      <text:list xml:id="list70040066880431" text:continue-numbering="true" text:style-name="L2">
        <text:list-item>
          <text:p text:style-name="P26">An element X is discovered that has a mass of exactly 200 u. <text:s/>The element can spontaneously break apart into elements Y and Z, with masses of exactly 132 u and 66 u, respectively. <text:s/>If 1 amu = 1.6605 x 10<text:span text:style-name="T1">-27</text:span> kg, what is the approximate amount of energy released in this reaction?</text:p>
          <text:list>
            <text:list-item>
              <text:p text:style-name="P26">1 x 10<text:span text:style-name="T1">-20</text:span> J</text:p>
            </text:list-item>
            <text:list-item>
              <text:p text:style-name="P26">1.8 x 10<text:span text:style-name="T1">-17</text:span> J</text:p>
            </text:list-item>
            <text:list-item>
              <text:p text:style-name="P26">2.7 x 10<text:span text:style-name="T1">-10</text:span> J</text:p>
            </text:list-item>
            <text:list-item>
              <text:p text:style-name="P26"><text:s/>6 x 10<text:span text:style-name="T1">-8</text:span> J</text:p>
            </text:list-item>
            <text:list-item>
              <text:p text:style-name="P26"><text:s/>9 x 10<text:span text:style-name="T1">-16</text:span> J </text:p>
            </text:list-item>
          </text:list>
        </text:list-item>
      </text:list>
      <text:p text:style-name="P27"/>
      <text:list xml:id="list70041298035406" text:continue-numbering="true" text:style-name="L2">
        <text:list-item>
          <text:p text:style-name="P32">When an atom decays, radioactively, it may - </text:p>
          <text:list>
            <text:list-item>
              <text:p text:style-name="P32">be converted into pure energy.</text:p>
            </text:list-item>
            <text:list-item>
              <text:p text:style-name="P32">Becomes a different element</text:p>
            </text:list-item>
            <text:list-item>
              <text:p text:style-name="P32">be completely destroyed.</text:p>
            </text:list-item>
            <text:list-item>
              <text:p text:style-name="P32">All of the above </text:p>
            </text:list-item>
            <text:list-item>
              <text:p text:style-name="P32">None of the above. <text:s/></text:p>
            </text:list-item>
          </text:list>
        </text:list-item>
      </text:list>
      <text:p text:style-name="P35"/>
      <text:list xml:id="list70040656720077" text:continue-numbering="true" text:style-name="L2">
        <text:list-item>
          <text:p text:style-name="P26">A theoretical atom has energy levels of -7, -5, and -4 ev. <text:s/>Which of the following energies could not be emitted from the atom in the form of a photon as the electron changes energy levels?</text:p>
          <text:list>
            <text:list-item>
              <text:p text:style-name="P26">1 eV</text:p>
            </text:list-item>
            <text:list-item>
              <text:p text:style-name="P26">2 eV</text:p>
            </text:list-item>
            <text:list-item>
              <text:p text:style-name="P26">3 eV</text:p>
            </text:list-item>
            <text:list-item>
              <text:p text:style-name="P26">4 eV</text:p>
            </text:list-item>
            <text:list-item>
              <text:p text:style-name="P26">7 eV</text:p>
            </text:list-item>
          </text:list>
        </text:list-item>
      </text:list>
      <text:p text:style-name="P27"/>
      <text:list xml:id="list70039333907843" text:continue-numbering="true" text:style-name="L2">
        <text:list-item>
          <text:p text:style-name="P32"><text:soft-page-break/>When <text:span text:style-name="T1">10</text:span>B is bombarded by neutrons, a neutron can be absorbed and an alpha particle (<text:span text:style-name="T1">4</text:span>He<text:span text:style-name="T1">2+</text:span>) emitted. The kinetic energy of the reaction products is equal to the </text:p>
          <text:list>
            <text:list-item>
              <text:p text:style-name="P32">kinetic energy of the incident neutron </text:p>
            </text:list-item>
            <text:list-item>
              <text:p text:style-name="P32">total energy of the incident neutron </text:p>
            </text:list-item>
            <text:list-item>
              <text:p text:style-name="P32">energy equivalent of the mass decrease in the reaction </text:p>
            </text:list-item>
            <text:list-item>
              <text:p text:style-name="P32">energy equivalent of the mass decrease in the reaction, minus the kinetic energy of the incident neutron </text:p>
            </text:list-item>
            <text:list-item>
              <text:p text:style-name="P32">energy equivalent of the mass decrease in the reaction, plus the kinetic energy of the incident neutron </text:p>
            </text:list-item>
          </text:list>
        </text:list-item>
      </text:list>
      <text:p text:style-name="P35"/>
      <text:list xml:id="list70039399906537" text:continue-numbering="true" text:style-name="L2">
        <text:list-item>
          <text:p text:style-name="P33">Quantities that are conserved in all nuclear reactions include which of the following?</text:p>
          <text:p text:style-name="P33">I. Electric charge </text:p>
          <text:p text:style-name="P33">II. Number of nuclei </text:p>
          <text:p text:style-name="P33">III. Number of protons</text:p>
          <text:list>
            <text:list-item>
              <text:p text:style-name="P28">I only</text:p>
            </text:list-item>
            <text:list-item>
              <text:p text:style-name="P28">II only </text:p>
            </text:list-item>
            <text:list-item>
              <text:p text:style-name="P28">I and III only</text:p>
            </text:list-item>
            <text:list-item>
              <text:p text:style-name="P28">II and III only </text:p>
            </text:list-item>
            <text:list-item>
              <text:p text:style-name="P28">I, II, and III</text:p>
            </text:list-item>
          </text:list>
        </text:list-item>
      </text:list>
      <text:p text:style-name="P29"/>
      <text:list xml:id="list70039912787749" text:continue-numbering="true" text:style-name="L2">
        <text:list-item>
          <text:p text:style-name="P32">A theoretical element has a half-life of 12 days. <text:s/>If 20 kg of the element were present originally, how much of the element will be left after 36 days?</text:p>
          <text:list>
            <text:list-item>
              <text:p text:style-name="P32">10 kg</text:p>
            </text:list-item>
            <text:list-item>
              <text:p text:style-name="P32">6.667 kg</text:p>
            </text:list-item>
            <text:list-item>
              <text:p text:style-name="P32">5 kg</text:p>
            </text:list-item>
            <text:list-item>
              <text:p text:style-name="P32">2.5 kg</text:p>
            </text:list-item>
            <text:list-item>
              <text:p text:style-name="P32">0 kg</text:p>
            </text:list-item>
          </text:list>
        </text:list-item>
      </text:list>
      <text:p text:style-name="P35"/>
      <text:list xml:id="list70039887753448" text:continue-numbering="true" text:style-name="L2">
        <text:list-item>
          <text:p text:style-name="P32">Which of the following assumptions are made when determining the age of a sample via radiocarbon dating?</text:p>
        </text:list-item>
      </text:list>
      <text:list xml:id="list1287818792326803787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The amount of Carbon-14 in the atmosphere does not change significantly.</text:p>
                        </text:list-item>
                        <text:list-item>
                          <text:p text:style-name="P34">There is no difference in the way Carbon-12 and Carbon-14 react chemically.</text:p>
                        </text:list-item>
                        <text:list-item>
                          <text:p text:style-name="P34">Carbon-14 does not occur naturally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0040689942608" text:continue-list="list70039887753448" text:style-name="L2">
        <text:list-item>
          <text:list>
            <text:list-item>
              <text:p text:style-name="P32">I only</text:p>
            </text:list-item>
            <text:list-item>
              <text:p text:style-name="P32">II only</text:p>
            </text:list-item>
            <text:list-item>
              <text:p text:style-name="P32">III only</text:p>
            </text:list-item>
            <text:list-item>
              <text:p text:style-name="P32">I and II only</text:p>
            </text:list-item>
            <text:list-item>
              <text:p text:style-name="P24">I, II, and II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ndard Symbols L" svg:font-family="'Standard Symbols L'" style:font-charset="x-symbol"/>
    <style:font-face style:name="Standard Symbols L1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T2" style:family="text">
      <style:text-properties officeooo:rsid="0059d80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0283in" svg:y="-0.2028in" svg:width="0.4299in" svg:height="0.5in" draw:z-index="1"><draw:image xlink:href="Pictures/10000201000000D0000000F20EBE2582.png" xlink:type="simple" xlink:show="embed" xlink:actuate="onLoad"/></draw:frame> <text:s text:c="11"/>Name:<text:tab/><text:tab/><text:date style:data-style-name="N37" text:date-value="2013-11-11T07:00:39.176727295">11/11/13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<text:span text:style-name="MT2">Quiz 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06:57:47.588695111</meta:creation-date>
    <meta:editing-duration>PT6H20M27S</meta:editing-duration>
    <meta:editing-cycles>145</meta:editing-cycles>
    <meta:generator>LibreOffice/4.1.2.3$Linux_X86_64 LibreOffice_project/410$Build-3</meta:generator>
    <meta:initial-creator>Jonas Williamson</meta:initial-creator>
    <dc:date>2013-11-11T07:00:39.065279882</dc:date>
    <dc:creator>Jonas Williamson</dc:creator>
    <meta:printed-by>Jonas Williamson</meta:printed-by>
    <meta:print-date>2013-10-01T06:54:02.257254487</meta:print-date>
    <meta:document-statistic meta:table-count="0" meta:image-count="1" meta:object-count="0" meta:page-count="2" meta:paragraph-count="70" meta:word-count="550" meta:character-count="2643" meta:non-whitespace-character-count="2186"/>
  </office:meta>
</office:document-meta>
</file>